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</office:automatic-styles>
  <office:body>
    <office:text>
      <text:p text:style-name="Title">R</text:p>
      <text:p text:style-name="Author">Sergio Pedro R Oliveira</text:p>
      <text:p text:style-name="Date">28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3"><draw:frame draw:name="img9" svg:width="469.5652173913044pt" svg:height="127.38461538461539pt"><draw:image xlink:href="Pictures/186.png" xlink:type="simple" xlink:show="embed" xlink:actuate="onLoad"/></draw:frame>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3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P612"><draw:frame draw:name="img11" svg:width="288.0pt" svg:height="116.16806722689076pt"><draw:image xlink:href="Pictures/198.png" xlink:type="simple" xlink:show="embed" xlink:actuate="onLoad"/></draw:frame></text:p>
          <text:list text:style-name="L234">
            <text:list-item>
              <text:p text:style-name="P616"><text:span text:style-name="Source_Text">cor(x,y)</text:span><text:line-break/>Função do <text:span text:style-name="T2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2">R</text:span> retorna os coeficientes da reta de regressão (<text:span text:style-name="T2">intercepto</text:span> e <text:span text:style-name="T2">coeficiente angular</text:span>).<text:line-break/>A parte da função <text:span text:style-name="Source_Text">$coef</text:span> apenas retorna de maneira mais direta os coeficientes separados, assim deixando claro em cada coluna o que é <text:span text:style-name="T2">intercepto</text:span> e o que é <text:span text:style-name="T2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2">x</text:span><text:line-break/>Vetor com variável quantitativa x.<text:line-break/></text:p>
            </text:list-item>
            <text:list-item>
              <text:p text:style-name="P620"><text:span text:style-name="T2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39">
        <text:list-item>
          <text:p text:style-name="P653">O <text:span text:style-name="T2">Diagrama de caixa</text:span> serve para compreensão da forma e amplitude dos dados.<text:line-break/></text:p>
        </text:list-item>
        <text:list-item>
          <text:p text:style-name="P653">É importante para fazer o <text:span text:style-name="T2">diagrama de caixa</text:span> conhecer a fórmula das <text:span text:style-name="T2">separatrizes</text:span>.<text:line-break/></text:p>
        </text:list-item>
        <text:list-item>
          <text:p text:style-name="P653">O <text:span text:style-name="T2">diagrama de caixa</text:span> usa em sua construção os conceitos de <text:span text:style-name="T2">quartis</text:span> (<text:span text:style-name="T2">Q1</text:span>, <text:span text:style-name="T2">Q2</text:span>, e <text:span text:style-name="T2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2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2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2">Distribuição de frequências</text:span><text:line-break/></text:p>
            </text:list-item>
            <text:list-item>
              <text:p text:style-name="P674"><text:span text:style-name="T2">Simetria</text:span><text:line-break/></text:p>
            </text:list-item>
            <text:list-item>
              <text:p text:style-name="P674"><text:span text:style-name="T2">Desvio</text:span><text:line-break/>Presença de valores discrepantes (Outliers).<text:line-break/></text:p>
            </text:list-item>
            <text:list-item>
              <text:p text:style-name="P674"><text:span text:style-name="T2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2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P673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list text:style-name="L254">
            <text:list-item>
              <text:p text:style-name="P676"><text:span text:style-name="T2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P673"><draw:frame draw:name="img17" style:rel-width="30.0%" style:rel-height="scale" svg:width="225.0pt" svg:height="150.0pt"><draw:image xlink:href="Pictures/246.jpg" xlink:type="simple" xlink:show="embed" xlink:actuate="onLoad"/></draw:frame>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2">T</text:span>) ou a frequência relativa (<text:span text:style-name="T2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10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2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2">+</text:span>” para adicionar camadas (<text:span text:style-name="T1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2">ggplot2</text:span> (<text:span text:style-name="T1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2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2">ggplot</text:span><text:bookmark-end text:name="definindo-um-tema-para-o-grafico-ggplot"/></text:h>
      <text:list text:style-name="L259">
        <text:list-item>
          <text:p text:style-name="P700"><text:span text:style-name="T1">theme_gray</text:span><text:line-break/>Fundo cinza e linhas grandes brancas.<text:line-break/></text:p>
        </text:list-item>
        <text:list-item>
          <text:p text:style-name="P700"><text:span text:style-name="T1">theme_bw</text:span><text:line-break/>O classico preto e branco. Otimo para projetor.<text:line-break/></text:p>
        </text:list-item>
        <text:list-item>
          <text:p text:style-name="P700"><text:span text:style-name="T1">theme_linedraw</text:span><text:line-break/>Linhas pretasde varias larguras num fundo branco. semelhante ao theme_bw.<text:line-break/></text:p>
        </text:list-item>
        <text:list-item>
          <text:p text:style-name="P700"><text:span text:style-name="T1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1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1">theme_minimal</text:span><text:line-break/>Um tema minimalista sem anotações de fundo.<text:line-break/></text:p>
        </text:list-item>
        <text:list-item>
          <text:p text:style-name="P700"><text:span text:style-name="T1">theme_classic</text:span><text:line-break/>Tema classico, com linhas do eixo x e y, sem linhas de grade.<text:line-break/></text:p>
        </text:list-item>
        <text:list-item>
          <text:p text:style-name="P700"><text:span text:style-name="T1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10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2">ggplot2</text:span>.<text:line-break/></text:p>
        </text:list-item>
      </text:list>
      <text:h text:style-name="Heading_20_4" text:outline-level="4"><text:bookmark-start text:name="primeira-forma"/>10.2.6.1 Primeira forma<text:bookmark-end text:name="primeira-forma"/></text:h>
      <text:list text:style-name="L261">
        <text:list-item>
          <text:p text:style-name="P720">Podemos adicionar texto ao gráfico <text:span text:style-name="T2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2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2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2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2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2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10.2.6.2 Segunda forma<text:bookmark-end text:name="segunda-forma"/></text:h>
      <text:list text:style-name="L263">
        <text:list-item>
          <text:p text:style-name="P734">Podemos adicionar texto ao <text:span text:style-name="T2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2">ggplot</text:span>.<text:line-break/>Podemos adicionar o parâmetro <text:span text:style-name="Source_Text">subtitle</text:span> para adicionar um subtítulo ao gráfico <text:span text:style-name="T2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2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2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2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10.2.7 Escalas no <text:span text:style-name="T2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2">ticks</text:span>) ou um vetor com nome (caracteres) dos <text:span text:style-name="T2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2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2">ticks</text:span> aparecem.<text:line-break/>Podemos dar nomes aos <text:span text:style-name="T2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1">top</text:span> ou <text:span text:style-name="T1">bottom</text:span>) e no eixo y (<text:span text:style-name="T1">left</text:span> ou <text:span text:style-name="T1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10.2.8 Cores nos gráficos ggplot2<text:bookmark-end text:name="cores-nos-gráficos-ggplot2"/></text:h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com <text:span text:style-name="T2">ggplot2</text:span>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28T07:47:41Z</meta:creation-date>
    <dc:date>2023-05-28T07:47:41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8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